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koul-Françoise Soumbou</meta:initial-creator>
    <dc:creator>Fikoul-Françoise Soumbou</dc:creator>
    <meta:creation-date>2015-04-13T07:34:00Z</meta:creation-date>
    <dc:date>2015-04-13T07:36:00Z</dc:date>
    <meta:template xlink:href="Normal.dotm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